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2" style:family="table">
      <style:table-properties fo:margin-left="0mm" fo:margin-right="-0.05mm" table:align="margins"/>
    </style:style>
    <style:style style:name="Table62.A" style:family="table-column">
      <style:table-column-properties style:rel-column-width="4071*"/>
    </style:style>
    <style:style style:name="Table62.B" style:family="table-column">
      <style:table-column-properties style:rel-column-width="18638*"/>
    </style:style>
    <style:style style:name="Table62.C" style:family="table-column">
      <style:table-column-properties style:rel-column-width="42826*"/>
    </style:style>
    <style:style style:name="Table62.A1" style:family="table-cell">
      <style:table-cell-properties fo:background-color="#ffcc00" fo:padding="0.97mm" fo:border="none">
        <style:background-image/>
      </style:table-cell-properties>
    </style:style>
    <style:style style:name="Table62.A2" style:family="table-cell">
      <style:table-cell-properties fo:background-color="transparent" fo:padding="0.97mm" fo:border="none">
        <style:background-image/>
      </style:table-cell-properties>
    </style:style>
    <style:style style:name="Table62" style:family="table">
      <style:table-properties fo:margin-left="0mm" fo:margin-right="-0.05mm" table:align="margins"/>
    </style:style>
    <style:style style:name="Table62.A" style:family="table-column">
      <style:table-column-properties style:rel-column-width="4071*"/>
    </style:style>
    <style:style style:name="Table62.B" style:family="table-column">
      <style:table-column-properties style:rel-column-width="18638*"/>
    </style:style>
    <style:style style:name="Table62.C" style:family="table-column">
      <style:table-column-properties style:rel-column-width="42826*"/>
    </style:style>
    <style:style style:name="Table62.A1" style:family="table-cell">
      <style:table-cell-properties fo:background-color="#ffcc00" fo:padding="0.97mm" fo:border="none">
        <style:background-image/>
      </style:table-cell-properties>
    </style:style>
    <style:style style:name="Table62.A2" style:family="table-cell">
      <style:table-cell-properties fo:background-color="transparent" fo:padding="0.97mm" fo:border="none">
        <style:background-image/>
      </style:table-cell-properties>
    </style:style>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not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Heading_20_1" style:master-page-name="First_20_Page">
      <style:paragraph-properties style:page-number="auto"/>
    </style:style>
    <style:style style:name="P11" style:family="paragraph" style:parent-style-name="Standard">
      <style:text-properties fo:language="en" fo:country="US"/>
    </style:style>
    <style:style style:name="P1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track-changes="false">
        <text:changed-region xml:id="ct140587104603528" text:id="ct140587104603528">
          <text:deletion>
            <office:change-info>
              <dc:creator>Denis Kotlar</dc:creator>
              <dc:date>2015-11-20T12:10:00</dc:date>
            </office:change-info>
            <text:p text:style-name="Standard"><text:bookmark-ref text:reference-format="number" text:ref-name="__RefNumPara__24858_1371914143">Error: Reference source not found</text:bookmark-ref></text:p>
          </text:deletion>
        </text:changed-region>
        <text:changed-region xml:id="ct140588225262736" text:id="ct140588225262736">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40588225262928" text:id="ct140588225262928">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40588225262352" text:id="ct140588225262352">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40588225264848" text:id="ct140588225264848">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40588225264080" text:id="ct140588225264080">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40587104603720" text:id="ct140587104603720">
          <text:deletion>
            <office:change-info>
              <dc:creator>Denis Kotlar</dc:creator>
              <dc:date>2015-11-20T21:25:00</dc:date>
            </office:change-info>
            <text:list xml:id="list2001095615858297979" text:style-name="Outline">
              <text:list-item>
                <text:list>
                  <text:list-item>
                    <text:list>
                      <text:list-item>
                        <text:h text:style-name="Heading_20_3" text:outline-level="3"><office:annotation><dc:creator>Denis Kotlar</dc:creator><dc:date>2015-10-27T09:31:57</dc:date><text:p text:style-name="P12"><text:span text:style-name="T7">VOLT:PROT:STAT treba biti OFF</text:span></text:p></office:annotation></text:h>
                      </text:list-item>
                    </text:list>
                  </text:list-item>
                </text:list>
              </text:list-item>
            </text:list>
          </text:deletion>
        </text:changed-region>
        <text:changed-region xml:id="ct140587105582672" text:id="ct140587105582672">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40588225261968" text:id="ct140588225261968">
          <text:deletion>
            <office:change-info>
              <dc:creator>Denis Kotlar</dc:creator>
              <dc:date>2015-11-20T12:11:00</dc:date>
            </office:change-info>
            <text:list xml:id="list403982096" text:continue-numbering="true" text:style-name="Outline">
              <text:list-item>
                <text:list>
                  <text:list-item>
                    <text:list>
                      <text:list-item>
                        <text:h text:style-name="Heading_20_3" text:outline-level="3">Calibration example</text:h>
                      </text:list-item>
                    </text:list>
                  </text:list-item>
                </text:list>
              </text:list-item>
            </text:list>
            <text:p text:style-name="Standard">For optimum calibration results the following condition are recommended:</text:p>
            <text:list xml:id="list5338319452959231965"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p>
              </text:list-item>
            </text:list>
            <table:table table:name="Table62" table:style-name="Table62">
              <table:table-column table:style-name="Table62.A"/>
              <table:table-column table:style-name="Table62.B"/>
              <table:table-column table:style-name="Table62.C"/>
              <table:table-row>
                <table:table-cell table:style-name="Table62.A1" office:value-type="string">
                  <text:p text:style-name="table_5f_header">Step</text:p>
                </table:table-cell>
                <table:table-cell table:style-name="Table62.A1" office:value-type="string">
                  <text:p text:style-name="table_5f_header">Commands</text:p>
                </table:table-cell>
                <table:table-cell table:style-name="Table62.A1" office:value-type="string">
                  <text:p text:style-name="table_5f_header">Description</text:p>
                </table:table-cell>
              </table:table-row>
              <table:table-row>
                <table:table-cell table:style-name="Table62.A2" office:value-type="string">
                  <text:p text:style-name="P5">1</text:p>
                </table:table-cell>
                <table:table-cell table:style-name="Table62.A2" office:value-type="string">
                  <text:p text:style-name="cmd_5f_code">INST {CH1|CH2}; OUTP ON</text:p>
                </table:table-cell>
                <table:table-cell table:style-name="Table62.A2" office:value-type="string">
                  <text:p text:style-name="Standard">Select the channel to be calibrated and enable the channel output .</text:p>
                </table:table-cell>
              </table:table-row>
              <table:table-row>
                <table:table-cell table:style-name="Table62.A2" office:value-type="string">
                  <text:p text:style-name="P5">2</text:p>
                </table:table-cell>
                <table:table-cell table:style-name="Table62.A2" office:value-type="string">
                  <text:p text:style-name="cmd_5f_code">VOLT:PROT:STAT OFF</text:p>
                  <text:p text:style-name="cmd_5f_code">POW:PROT:STAT OFF</text:p>
                </table:table-cell>
                <table:table-cell table:style-name="Table62.A2" office:value-type="string">
                  <text:p text:style-name="Standard">Disable if required the voltage and power protection function.</text:p>
                </table:table-cell>
              </table:table-row>
              <table:table-row>
                <table:table-cell table:style-name="Table62.A2" office:value-type="string">
                  <text:p text:style-name="P5">3</text:p>
                </table:table-cell>
                <table:table-cell table:style-name="Table62.A2" office:value-type="string">
                  <text:p text:style-name="cmd_5f_code">CAL ON, <text:span text:style-name="T2">"</text:span>&lt;password&gt;<text:span text:style-name="T2">"</text:span></text:p>
                </table:table-cell>
                <table:table-cell table:style-name="Table62.A2" office:value-type="string">
                  <text:p text:style-name="Standard">PSU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62.A2" office:value-type="string">
                  <text:p text:style-name="P5">4</text:p>
                </table:table-cell>
                <table:table-cell table:style-name="Table62.A2" office:value-type="string">
                  <text:p text:style-name="cmd_5f_code"/>
                </table:table-cell>
                <table:table-cell table:style-name="Table62.A2" office:value-type="string">
                  <text:p text:style-name="Standard">For voltage calibration, connect a digital voltmeter (DVM) across the PSU’s output terminals.</text:p>
                </table:table-cell>
              </table:table-row>
              <table:table-row>
                <table:table-cell table:style-name="Table62.A2" office:value-type="string">
                  <text:p text:style-name="P5">5</text:p>
                </table:table-cell>
                <table:table-cell table:style-name="Table62.A2" office:value-type="string">
                  <text:p text:style-name="cmd_5f_code">CAL:VOLT:LEV MIN</text:p>
                </table:table-cell>
                <table:table-cell table:style-name="Table62.A2" office:value-type="string">
                  <text:p text:style-name="Standard">Set the channel to the low-end (MIN) calibration point.</text:p>
                </table:table-cell>
              </table:table-row>
              <table:table-row>
                <table:table-cell table:style-name="Table62.A2" office:value-type="string">
                  <text:p text:style-name="P5">6</text:p>
                </table:table-cell>
                <table:table-cell table:style-name="Table62.A2" office:value-type="string">
                  <text:p text:style-name="cmd_5f_code">CAL:VOLT 0.249</text:p>
                </table:table-cell>
                <table:table-cell table:style-name="Table62.A2" office:value-type="string">
                  <text:p text:style-name="Standard">Enter the reading you obtained from the external DVM.</text:p>
                </table:table-cell>
              </table:table-row>
              <table:table-row>
                <table:table-cell table:style-name="Table62.A2" office:value-type="string">
                  <text:p text:style-name="P5">7</text:p>
                </table:table-cell>
                <table:table-cell table:style-name="Table62.A2" office:value-type="string">
                  <text:p text:style-name="cmd_5f_code">CAL:VOLT:LEV MID</text:p>
                </table:table-cell>
                <table:table-cell table:style-name="Table62.A2" office:value-type="string">
                  <text:p text:style-name="Standard">Set the channel to the middle (MID) calibration point.</text:p>
                </table:table-cell>
              </table:table-row>
              <table:table-row>
                <table:table-cell table:style-name="Table62.A2" office:value-type="string">
                  <text:p text:style-name="P5">8</text:p>
                </table:table-cell>
                <table:table-cell table:style-name="Table62.A2" office:value-type="string">
                  <text:p text:style-name="cmd_5f_code">CAL:VOLT 25.058</text:p>
                </table:table-cell>
                <table:table-cell table:style-name="Table62.A2" office:value-type="string">
                  <text:p text:style-name="Standard">Enter the reading you obtained from the DVM.</text:p>
                </table:table-cell>
              </table:table-row>
              <table:table-row>
                <table:table-cell table:style-name="Table62.A2" office:value-type="string">
                  <text:p text:style-name="P5">9</text:p>
                </table:table-cell>
                <table:table-cell table:style-name="Table62.A2" office:value-type="string">
                  <text:p text:style-name="cmd_5f_code">CAL:VOLT:LEV MAX</text:p>
                </table:table-cell>
                <table:table-cell table:style-name="Table62.A2" office:value-type="string">
                  <text:p text:style-name="Standard">Set the channel to the high (MAX) calibration point.</text:p>
                </table:table-cell>
              </table:table-row>
              <table:table-row>
                <table:table-cell table:style-name="Table62.A2" office:value-type="string">
                  <text:p text:style-name="P5">10</text:p>
                </table:table-cell>
                <table:table-cell table:style-name="Table62.A2" office:value-type="string">
                  <text:p text:style-name="cmd_5f_code">CAL:VOLT 49.86</text:p>
                </table:table-cell>
                <table:table-cell table:style-name="Table62.A2" office:value-type="string">
                  <text:p text:style-name="Standard">Enter the reading you obtained from the DVM.</text:p>
                </table:table-cell>
              </table:table-row>
              <table:table-row>
                <table:table-cell table:style-name="Table62.A2" office:value-type="string">
                  <text:p text:style-name="P5">11</text:p>
                </table:table-cell>
                <table:table-cell table:style-name="Table62.A2" office:value-type="string">
                  <text:p text:style-name="cmd_5f_code"/>
                </table:table-cell>
                <table:table-cell table:style-name="Table62.A2" office:value-type="string">
                  <text:p text:style-name="Standard">For current calibration, connect an appropriate current monitoring resistor (shunt) across the output terminals and connect the DVM across the shunt resistor.</text:p>
                </table:table-cell>
              </table:table-row>
              <table:table-row>
                <table:table-cell table:style-name="Table62.A2" office:value-type="string">
                  <text:p text:style-name="P5">12</text:p>
                </table:table-cell>
                <table:table-cell table:style-name="Table62.A2" office:value-type="string">
                  <text:p text:style-name="cmd_5f_code"/>
                </table:table-cell>
                <table:table-cell table:style-name="Table62.A2" office:value-type="string">
                  <text:p text:style-name="Standard">Repeat step 5 through step 10 by substituting CURR for VOLT for current calibration. For example, CAL:CURR:LEV MIN. The OCP function has to be disabled (CURR:PROT:STAT OFF).</text:p>
                </table:table-cell>
              </table:table-row>
              <table:table-row>
                <table:table-cell table:style-name="Table62.A2" office:value-type="string">
                  <text:p text:style-name="P5">13</text:p>
                </table:table-cell>
                <table:table-cell table:style-name="Table62.A2" office:value-type="string">
                  <text:p text:style-name="cmd_5f_code"/>
                </table:table-cell>
                <table:table-cell table:style-name="Table62.A2" office:value-type="string">
                  <text:p text:style-name="Standard">Repeat step 1 through step 12 for the other channel calibration.</text:p>
                </table:table-cell>
              </table:table-row>
              <table:table-row>
                <table:table-cell table:style-name="Table62.A2" office:value-type="string">
                  <text:p text:style-name="P5">14</text:p>
                </table:table-cell>
                <table:table-cell table:style-name="Table62.A2" office:value-type="string">
                  <text:p text:style-name="cmd_5f_code">CAL:REM <text:span text:style-name="T2">"</text:span>&lt;string&gt;<text:span text:style-name="T2">"</text:span></text:p>
                </table:table-cell>
                <table:table-cell table:style-name="Table62.A2" office:value-type="string">
                  <text:p text:style-name="Standard">Record calibration information such as next calibration due date for future reference. The calibration string may contain up to 40 characters.</text:p>
                </table:table-cell>
              </table:table-row>
              <table:table-row>
                <table:table-cell table:style-name="Table62.A2" office:value-type="string">
                  <text:p text:style-name="P5">15</text:p>
                </table:table-cell>
                <table:table-cell table:style-name="Table62.A2" office:value-type="string">
                  <text:p text:style-name="cmd_5f_code">CAL:SAVE</text:p>
                </table:table-cell>
                <table:table-cell table:style-name="Table62.A2" office:value-type="string">
                  <text:p text:style-name="Standard">Save to non-volatile memory new calibration data.</text:p>
                </table:table-cell>
              </table:table-row>
              <table:table-row>
                <table:table-cell table:style-name="Table62.A2" office:value-type="string">
                  <text:p text:style-name="P5">16</text:p>
                </table:table-cell>
                <table:table-cell table:style-name="Table62.A2" office:value-type="string">
                  <text:p text:style-name="cmd_5f_code">CAL OFF, <text:span text:style-name="T2">"</text:span>&lt;password&gt;<text:span text:style-name="T2">"</text:span></text:p>
                </table:table-cell>
                <table:table-cell table:style-name="Table62.A2" office:value-type="string">
                  <text:p text:style-name="Standard">PSU exit calibration mode. Both voltage and current on the selected channel are again set to the MINimum value.</text:p>
                </table:table-cell>
              </table:table-row>
            </table:table>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28276727" text:continue-list="list403982096" text:style-name="Outline">
        <text:list-item>
          <text:h text:style-name="P10" text:outline-level="1">Subsystem command reference</text:h>
        </text:list-item>
      </text:list>
      <text:p text:style-name="P1">This section summarizes the Standard Commands for Programmable Instruments (SCPI) available to program the PSU over the remote interface.</text:p>
      <text:list xml:id="list1726281839" text:continue-list="list5338319452959231965" text:style-name="List_20_1">
        <text:list-item>
          <text:p text:style-name="List_20_1_20_Start"><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_20_End"><text:a xlink:type="simple" xlink:href="http://www.envox.hr/eez/bench-power-supply/psu-scpi-reference-manual/psu-scpi-subsystem-command-reference/psu-scpi-system.html" text:style-name="Internet_20_link" text:visited-style-name="Visited_20_Internet_20_Link">SYSTem</text:a></text:p>
        </text:list-item>
      </text:list>
      <text:list xml:id="list893951270" text:continue-list="list728276727" text:style-name="Outline">
        <text:list-item>
          <text:list>
            <text:list-item>
              <text:h text:style-name="Heading_20_2" text:outline-level="2">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893122393"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9">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8"><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8">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154.A1" office:value-type="string">
            <text:p text:style-name="P8">Related Commands</text:p>
          </table:table-cell>
          <table:table-cell table:style-name="Table154.A1" table:number-columns-spanned="4" office:value-type="string">
            <text:p text:style-name="Standard">CALibration:STATe</text:p>
            <text:p text:style-name="Standard">DIAGnostic[:INFOrmation]:OTIMe?</text:p>
          </table:table-cell>
          <table:covered-table-cell/>
          <table:covered-table-cell/>
          <table:covered-table-cell/>
        </table:table-row>
      </table:table>
      <text:list xml:id="list1765325341"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9">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8"><text:span text:style-name="T5">Usage</text:span><text:span text:style-name="T6"> </text:span><text:span text:style-name="T5">example</text:span></text:p>
          </table:table-cell>
          <table:table-cell table:style-name="Table160.A1" table:number-columns-spanned="4" office:value-type="string">
            <text:p text:style-name="cmd_5f_code">CAL:STAT?</text:p>
            <text:p text:style-name="cmd_5f_code_5f_single">1</text:p>
            <text:p text:style-name="cmd_5f_code">CAL:CLE</text:p>
            <text:p text:style-name="cmd_5f_code">CAL:STAT?</text:p>
            <text:p text:style-name="cmd_5f_code_20_Start">0</text:p>
            <text:p text:style-name="cmd_5f_code_5f_single">DIAG:CAL?</text:p>
            <text:p text:style-name="cmd_5f_code"><text:span text:style-name="T2">"</text:span>remark=2015-11-02 Not calibrated<text:span text:style-name="T2">"</text:span>, <text:span text:style-name="T2">"</text:span>u_cal_params_exists=0<text:span text:style-name="T2">"</text:span>, <text:span text:style-name="T2">"</text:span>i_cal_params_exists=0<text:span text:style-name="T2">"</text:span></text:p>
          </table:table-cell>
          <table:covered-table-cell/>
          <table:covered-table-cell/>
          <table:covered-table-cell/>
        </table:table-row>
        <table:table-row>
          <table:table-cell table:style-name="Table160.A1" office:value-type="string">
            <text:p text:style-name="P8">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8">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864436185"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9">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8"><text:span text:style-name="T5">Usage</text:span><text:span text:style-name="T6"> </text:span><text:soft-page-break/><text:span text:style-name="T5">example</text:span></text:p>
          </table:table-cell>
          <table:table-cell table:style-name="Table19.A1" table:number-columns-spanned="4" office:value-type="string">
            <text:p text:style-name="Standard">See <text:change text:change-id="ct140587104603528"/><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8">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2038787160"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7">This command will set output voltage to MAXimum / 2 (for example 25V for the PSU model with 0-50V).</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9">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8"><text:span text:style-name="T5">Usage</text:span><text:span text:style-name="T6"> </text:span><text:span text:style-name="T5">example</text:span></text:p>
          </table:table-cell>
          <table:table-cell table:style-name="Table20.A1" table:number-columns-spanned="4" office:value-type="string">
            <text:p text:style-name="Standard">See <text:change text:change-id="ct140588225262736"/><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8">Errors</text:p>
          </table:table-cell>
          <table:table-cell table:style-name="Table20.A1" table:number-columns-spanned="4" office:value-type="string">
            <text:p text:style-name="cmd_5f_code">101,"Calibration mod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8">Related Commands</text:p>
          </table:table-cell>
          <table:table-cell table:style-name="Table20.A1" table:number-columns-spanned="4" office:value-type="string">
            <text:p text:style-name="Standard">CALibration:STATe</text:p>
            <text:p text:style-name="Standard">INSTrument:NSELect</text:p>
            <text:p text:style-name="Standard">INSTrument[:SELect]</text:p>
          </table:table-cell>
          <table:covered-table-cell/>
          <table:covered-table-cell/>
          <table:covered-table-cell/>
        </table:table-row>
      </table:table>
      <text:list xml:id="list629892800"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 code&gt;, &lt;new code&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Standard"/>
          </table:table-cell>
          <table:table-cell table:style-name="Table54.A1" office:value-type="string">
            <text:p text:style-name="P2">&lt;new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9">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8"><text:span text:style-name="T5">Usage</text:span><text:span text:style-name="T6"> </text:span><text:span text:style-name="T5">example</text:span></text:p>
          </table:table-cell>
          <table:table-cell table:style-name="Table54.A1" table:number-columns-spanned="4" office:value-type="string">
            <text:p text:style-name="Standard">See <text:change text:change-id="ct140588225262928"/><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4.A1" office:value-type="string">
            <text:p text:style-name="P8">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791853825"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1934487435" text:continue-list="list1726281839" text:style-name="List_20_1">
              <text:list-item>
                <text:p text:style-name="List_20_1_20_Start">datetime stamp in format <text:span text:style-name="T6">yyyymmdd</text:span><text:span text:style-name="T5"> and</text:span></text:p>
              </text:list-item>
              <text:list-item>
                <text:p text:style-name="List_20_1_20_End"><text:soft-page-break/>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9">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8"><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change text:change-id="ct140588225262352"/><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8">Errors</text:p>
          </table:table-cell>
          <table:table-cell table:style-name="Table57.A1" table:number-columns-spanned="4" office:value-type="string">
            <text:p text:style-name="Standard">The following errors could be generated by command but not query:</text:p>
            <text:p text:style-name="cmd_5f_code_20_Start">101,"Calibration mod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8">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035077027" text:continue-list="list791853825"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9">Return</text:p>
          </table:table-cell>
          <table:table-cell table:style-name="Table61.A1" office:value-type="string">
            <text:p text:style-name="P2">None</text:p>
          </table:table-cell>
        </table:table-row>
        <table:table-row>
          <table:table-cell table:style-name="Table61.A1" office:value-type="string">
            <text:p text:style-name="P8"><text:span text:style-name="T5">Usage</text:span><text:span text:style-name="T6"> </text:span><text:span text:style-name="T5">example</text:span></text:p>
          </table:table-cell>
          <table:table-cell table:style-name="Table61.A1" office:value-type="string">
            <text:p text:style-name="Standard">See <text:change text:change-id="ct140588225264848"/><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8">Errors</text:p>
          </table:table-cell>
          <table:table-cell table:style-name="Table61.A1" office:value-type="string">
            <text:p text:style-name="cmd_5f_code">-340,"Calibration failed<text:span text:style-name="T2">"</text:span></text:p>
            <text:p text:style-name="cmd_5f_code">104,"Bad sequence of calibration commands<text:span text:style-name="T2">"</text:span></text:p>
            <text:p text:style-name="cmd_5f_code">111,"No new cal data exists<text:span text:style-name="T2">"</text:span></text:p>
          </table:table-cell>
        </table:table-row>
      </table:table>
      <text:list xml:id="list1356692809"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9">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8"><text:span text:style-name="T5">Usage</text:span><text:span text:style-name="T6"> </text:span><text:span text:style-name="T5">example</text:span></text:p>
          </table:table-cell>
          <table:table-cell table:style-name="Table58.A1" table:number-columns-spanned="4" office:value-type="string">
            <text:p text:style-name="cmd_5f_code">CAL:STAT OFF, <text:span text:style-name="T3">"</text:span>eezpsu"</text:p>
          </table:table-cell>
          <table:covered-table-cell/>
          <table:covered-table-cell/>
          <table:covered-table-cell/>
        </table:table-row>
        <table:table-row>
          <table:table-cell table:style-name="Table58.A1" office:value-type="string">
            <text:p text:style-name="P8">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8">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246820202"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text:soft-page-break/>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9">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8"><text:span text:style-name="T5">Usage</text:span><text:span text:style-name="T6"> </text:span><text:span text:style-name="T5">example</text:span></text:p>
          </table:table-cell>
          <table:table-cell table:style-name="Table59.A1" table:number-columns-spanned="4" office:value-type="string">
            <text:p text:style-name="Standard">See Section <text:change text:change-id="ct140588225264080"/><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8">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8">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790924847" text:continue-numbering="true" text:style-name="Outline">
        <text:list-item>
          <text:list>
            <text:list-item>
              <text:list>
                <text:list-item>
                  <text:h text:style-name="Heading_20_3" text:outline-level="3"><text:bookmark text:name="cal_volt_lev"/>CALibration:VOLTage:LEVel<text:change text:change-id="ct140587104603720"/></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9">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8"><text:span text:style-name="T5">Usage</text:span><text:span text:style-name="T6"> </text:span><text:span text:style-name="T5">example</text:span></text:p>
          </table:table-cell>
          <table:table-cell table:style-name="Table60.A1" table:number-columns-spanned="4" office:value-type="string">
            <text:p text:style-name="Standard">See Section <text:change text:change-id="ct140587105582672"/><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8">Errors</text:p>
          </table:table-cell>
          <table:table-cell table:style-name="Table60.A1" table:number-columns-spanned="4" office:value-type="string">
            <text:p text:style-name="cmd_5f_code">101,"Calibration mode is off<text:span text:style-name="T2">"</text:span></text:p>
            <text:p text:style-name="cmd_5f_code">104,"Bad sequence of calibration commands<text:span text:style-name="T2">"</text:span></text:p>
          </table:table-cell>
          <table:covered-table-cell/>
          <table:covered-table-cell/>
          <table:covered-table-cell/>
        </table:table-row>
      </table:table>
      <text:p text:style-name="Standard"><text:change text:change-id="ct140588225261968"/></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CALibrat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Subsystem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1. CALibrate</dc:title>
    <meta:document-statistic meta:table-count="12" meta:image-count="0" meta:object-count="0" meta:page-count="5" meta:paragraph-count="357" meta:word-count="1688" meta:character-count="11343"/>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